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游明朝" style:font-size-asian="14pt" style:language-asian="none" style:country-asian="none" style:font-style-asian="normal" style:font-weight-asian="bold" style:font-name-complex="Liberation Serif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Z UDP明朝 Medium" style:font-size-asian="16pt" style:language-asian="none" style:country-asian="none" style:font-style-asian="normal" style:font-weight-asian="normal" style:font-name-complex="Tahoma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BIZ UDP明朝 Medium" style:font-size-asian="16pt" style:language-asian="none" style:country-asian="none" style:font-style-asian="normal" style:font-weight-asian="bold" style:font-name-complex="Liberation Serif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Z UDP明朝 Medium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BIZ UDP明朝 Medium" fo:font-size="10pt" fo:font-weight="bold" style:font-name-asian="BIZ UDP明朝 Medium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BIZ UDP明朝 Medium" fo:font-size="10pt" fo:font-weight="normal" style:font-name-asian="BIZ UDP明朝 Medium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font-name="BIZ UDP明朝 Medium" fo:font-size="14pt" fo:font-weight="normal" style:font-name-asian="BIZ UDP明朝 Medium" style:font-size-asian="14pt" style:font-weight-asian="normal" style:font-size-complex="14pt" style:font-weight-complex="normal"/>
    </style:style>
    <style:style style:name="ce19" style:family="table-cell" style:parent-style-name="Default">
      <style:text-properties style:font-name="BIZ UDP明朝 Medium" fo:font-size="16pt" fo:font-weight="normal" style:font-name-asian="BIZ UDP明朝 Medium" style:font-size-asian="16pt" style:font-weight-asian="normal" style:font-size-complex="16pt" style:font-weight-complex="normal"/>
    </style:style>
    <style:style style:name="ce20" style:family="table-cell" style:parent-style-name="Default">
      <style:text-properties style:font-name="BIZ UDP明朝 Medium" fo:font-size="16pt" fo:font-weight="bold" style:font-name-asian="BIZ UDP明朝 Medium" style:font-size-asian="16pt" style:font-weight-asian="bold" style:font-size-complex="16pt" style:font-weight-complex="bold"/>
    </style:style>
    <style:style style:name="T1" style:family="text">
      <style:text-properties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要件定義" table:style-name="ta1">
        <table:table-column table:style-name="co1" table:default-cell-style-name="ce2"/>
        <table:table-column table:style-name="co1" table:number-columns-repeated="16383" table:default-cell-style-name="ce8"/>
        <table:table-row table:style-name="ro1">
          <table:table-cell table:style-name="ce1"/>
          <table:table-cell table:style-name="Default" table:number-columns-repeated="16383"/>
        </table:table-row>
        <table:table-row table:style-name="ro2">
          <table:table-cell table:style-name="ce1" office:value-type="string" calcext:value-type="string">
            <text:p>1. プロジェクト概要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アプリ名: アート鑑定（仮）　英語名：Art Evaluator</text:p>
          </table:table-cell>
          <table:table-cell table:style-name="ce16" table:number-columns-repeated="16383"/>
        </table:table-row>
        <table:table-row table:style-name="ro3">
          <table:table-cell office:value-type="string" calcext:value-type="string">
            <text:p>目的: アート（主に絵画）の価値をでたらめに評価する。（実際のアートの評価もほとんどでたらめだという皮肉をこめて）</text:p>
          </table:table-cell>
          <table:table-cell table:number-columns-repeated="4"/>
          <table:table-cell table:style-name="Default" table:number-columns-repeated="3"/>
          <table:table-cell table:number-columns-repeated="16376"/>
        </table:table-row>
        <table:table-row table:style-name="ro4">
          <table:table-cell table:number-columns-repeated="5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" office:value-type="string" calcext:value-type="string">
            <text:p>2. 機能要件</text:p>
          </table:table-cell>
          <table:table-cell table:style-name="ce9" table:number-columns-repeated="4"/>
          <table:table-cell table:style-name="Default" table:number-columns-repeated="3"/>
          <table:table-cell table:style-name="ce9" table:number-columns-repeated="16376"/>
        </table:table-row>
        <table:table-row table:style-name="ro3">
          <table:table-cell office:value-type="string" calcext:value-type="string">
            <text:p>主要機能:画像アップロード、ペイントアプリ、CHATGPTのログイン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ユーザーインターフェース (UI): UIシート参照</text:p>
          </table:table-cell>
          <table:table-cell table:style-name="ce16" table:number-columns-repeated="16383"/>
        </table:table-row>
        <table:table-row table:style-name="ro3">
          <table:table-cell office:value-type="string" calcext:value-type="string">
            <text:p>ナビゲーション: 画面遷移図シート参照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1">
          <table:table-cell table:style-name="ce1" office:value-type="string" calcext:value-type="string">
            <text:p>3. 非機能要件</text:p>
          </table:table-cell>
          <table:table-cell table:style-name="ce9" table:number-columns-repeated="16383"/>
        </table:table-row>
        <table:table-row table:style-name="ro3">
          <table:table-cell table:style-name="ce11" office:value-type="string" calcext:value-type="string">
            <text:p><text:span text:style-name="T1">パフォーマンス要件</text:span>: アプリのレスポンス速度や動作環境などの要件を記載します。例: 「ロード時間は2秒以内」など。</text:p>
          </table:table-cell>
          <table:table-cell table:number-columns-repeated="16383"/>
        </table:table-row>
        <table:table-row table:style-name="ro3">
          <table:table-cell table:style-name="ce11" office:value-type="string" calcext:value-type="string">
            <text:p><text:span text:style-name="T1">セキュリティ要件</text:span>: ユーザーデータの保護や認証、権限管理に関する要件です。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プラットフォーム対応:Web、後ほどAndroid対応予定</text:p>
          </table:table-cell>
          <table:table-cell table:style-name="ce16" table:number-columns-repeated="16383"/>
        </table:table-row>
        <table:table-row table:style-name="ro4">
          <table:table-cell/>
          <table:table-cell table:style-name="ce16" table:number-columns-repeated="16383"/>
        </table:table-row>
        <table:table-row table:style-name="ro1">
          <table:table-cell table:style-name="ce1" office:value-type="string" calcext:value-type="string">
            <text:p>4. 技術要件</text:p>
          </table:table-cell>
          <table:table-cell table:style-name="ce9" table:number-columns-repeated="16383"/>
        </table:table-row>
        <table:table-row table:style-name="ro3">
          <table:table-cell office:value-type="string" calcext:value-type="string">
            <text:p><text:span text:style-name="T1">開発環境</text:span>: React, Python</text:p>
          </table:table-cell>
          <table:table-cell table:number-columns-repeated="16383"/>
        </table:table-row>
        <table:table-row table:style-name="ro3">
          <table:table-cell table:style-name="ce11" office:value-type="string" calcext:value-type="string">
            <text:p><text:span text:style-name="T1">データベース</text:span>: データの保存や管理に使用する技術や構造について記述します。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5">
          <table:table-cell table:style-name="ce1" office:value-type="string" calcext:value-type="string">
            <text:p>5. 開発スケジュール</text:p>
          </table:table-cell>
          <table:table-cell table:style-name="ce19" table:number-columns-repeated="16383"/>
        </table:table-row>
        <table:table-row table:style-name="ro3">
          <table:table-cell table:style-name="ce11" office:value-type="string" calcext:value-type="string">
            <text:p><text:span text:style-name="T1">マイルストーン</text:span>: 開発の主要なステップやリリースまでの目標時期を設定します。個人開発の場合、柔軟に変更できるようにしておくと良いでしょう。</text:p>
          </table:table-cell>
          <table:table-cell table:style-name="ce16" table:number-columns-repeated="16383"/>
        </table:table-row>
        <table:table-row table:style-name="ro3">
          <table:table-cell table:style-name="ce11" office:value-type="string" calcext:value-type="string">
            <text:p><text:span text:style-name="T1">リソース管理</text:span>: 必要なリソース（サーバー、ドメイン、APIキーなど）やコストも簡単にまとめておくと役立ちます。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1">
          <table:table-cell table:style-name="ce1" office:value-type="string" calcext:value-type="string">
            <text:p>6. リスク管理</text:p>
          </table:table-cell>
          <table:table-cell table:style-name="ce9" table:number-columns-repeated="16383"/>
        </table:table-row>
        <table:table-row table:style-name="ro3">
          <table:table-cell table:style-name="ce11" office:value-type="string" calcext:value-type="string">
            <text:p><text:span text:style-name="T1">リスク要素</text:span>: 開発中に予想されるリスクや障害、例えば「特定のAPIが使えなくなる可能性」などを想定し、その対応策を考えておきます。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5">
          <table:table-cell table:style-name="ce1" office:value-type="string" calcext:value-type="string">
            <text:p>7. テスト計画</text:p>
          </table:table-cell>
          <table:table-cell table:style-name="ce20" table:number-columns-repeated="16383"/>
        </table:table-row>
        <table:table-row table:style-name="ro3">
          <table:table-cell table:style-name="ce11" office:value-type="string" calcext:value-type="string">
            <text:p><text:span text:style-name="T1">テスト項目</text:span>: アプリが正常に動作するかどうかを確認するために、テストすべき機能や項目をリストアップします。</text:p>
          </table:table-cell>
          <table:table-cell table:number-columns-repeated="16383"/>
        </table:table-row>
        <table:table-row table:style-name="ro1">
          <table:table-cell table:style-name="ce3"/>
          <table:table-cell table:style-name="ce9" table:number-columns-repeated="16383"/>
        </table:table-row>
        <table:table-row table:style-name="ro5">
          <table:table-cell table:style-name="ce4"/>
          <table:table-cell table:style-name="ce19" table:number-columns-repeated="16383"/>
        </table:table-row>
        <table:table-row table:style-name="ro5">
          <table:table-cell table:style-name="ce5"/>
          <table:table-cell table:style-name="ce20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5">
          <table:table-cell table:style-name="ce4"/>
          <table:table-cell table:style-name="ce19" table:number-columns-repeated="16383"/>
        </table:table-row>
        <table:table-row table:style-name="ro5">
          <table:table-cell table:style-name="ce5"/>
          <table:table-cell table:style-name="ce20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5">
          <table:table-cell table:style-name="ce4"/>
          <table:table-cell table:style-name="ce19" table:number-columns-repeated="16383"/>
        </table:table-row>
        <table:table-row table:style-name="ro5">
          <table:table-cell table:style-name="ce5"/>
          <table:table-cell table:style-name="ce20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1">
          <table:table-cell table:style-name="ce6"/>
          <table:table-cell table:style-name="ce9" table:number-columns-repeated="16383"/>
        </table:table-row>
      </table:table>
      <table:table table:name="UI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00/00/00</text:date>, <text:time style:data-style-name="N2" text:time-value="18:09:14.17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3:23:48.662000000</meta:creation-date>
    <dc:date>2024-08-12T04:22:52.220000000</dc:date>
    <meta:editing-duration>P1DT14H36M17S</meta:editing-duration>
    <meta:editing-cycles>2</meta:editing-cycles>
    <meta:generator>LibreOffice/7.6.4.1$Windows_X86_64 LibreOffice_project/e19e193f88cd6c0525a17fb7a176ed8e6a3e2aa1</meta:generator>
    <meta:document-statistic meta:table-count="3" meta:cell-count="21" meta:object-count="0"/>
  </office:meta>
</office:document-meta>
</file>